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 officeooo:paragraph-rsid="03320ed0"/>
    </style:style>
    <style:style style:name="P4" style:family="paragraph" style:parent-style-name="Text_20_body">
      <style:text-properties officeooo:rsid="03314512" officeooo:paragraph-rsid="03314512"/>
    </style:style>
    <style:style style:name="P5" style:family="paragraph" style:parent-style-name="Text_20_body">
      <style:text-properties officeooo:rsid="03320ed0" officeooo:paragraph-rsid="03320ed0"/>
    </style:style>
    <style:style style:name="P6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fo:background-color="transparent"/>
    </style:style>
    <style:style style:name="P7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officeooo:paragraph-rsid="03336a83" fo:background-color="transparent"/>
    </style:style>
    <style:style style:name="P8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336a83" fo:background-color="transparent"/>
    </style:style>
    <style:style style:name="P10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3c0842" fo:background-color="transparent"/>
    </style:style>
    <style:style style:name="P11" style:family="paragraph" style:parent-style-name="Text_20_body">
      <style:text-properties officeooo:rsid="03314512" officeooo:paragraph-rsid="032ff073"/>
    </style:style>
    <style:style style:name="P12" style:family="paragraph" style:parent-style-name="Text_20_body">
      <style:text-properties officeooo:rsid="03320ed0" officeooo:paragraph-rsid="03314512"/>
    </style:style>
    <style:style style:name="P13" style:family="paragraph" style:parent-style-name="Text_20_body">
      <style:text-properties officeooo:paragraph-rsid="03336a83"/>
    </style:style>
    <style:style style:name="P14" style:family="paragraph" style:parent-style-name="Text_20_body">
      <style:text-properties officeooo:rsid="032ff073"/>
    </style:style>
    <style:style style:name="P15" style:family="paragraph" style:parent-style-name="Text_20_body">
      <style:paragraph-properties fo:text-align="start" style:justify-single-word="false" style:writing-mode="lr-tb"/>
    </style:style>
    <style:style style:name="P16" style:family="paragraph" style:parent-style-name="Heading_20_1">
      <style:text-properties officeooo:rsid="03334e5e" officeooo:paragraph-rsid="03334e5e"/>
    </style:style>
    <style:style style:name="T1" style:family="text">
      <style:text-properties officeooo:rsid="03320ed0"/>
    </style:style>
    <style:style style:name="T2" style:family="text">
      <style:text-properties officeooo:rsid="03334e5e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officeooo:rsid="03336a83"/>
    </style:style>
    <style:style style:name="T5" style:family="text">
      <style:text-properties officeooo:rsid="0334bf19"/>
    </style:style>
    <style:style style:name="T6" style:family="text">
      <style:text-properties officeooo:rsid="0337fd46"/>
    </style:style>
    <style:style style:name="T7" style:family="text">
      <style:text-properties officeooo:rsid="033903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שיעורי בית</text:h>
      <text:p text:style-name="Heading_20_2">1. <text:span text:style-name="T2">ניסוי אינליין</text:span></text:p>
      <text:p text:style-name="P13">נתונה <text:span text:style-name="T2">התוכנית הבאה:</text:span></text:p>
      <text:p text:style-name="P7"><text:span text:style-name="T3">int square(int x) {</text:span></text:p>
      <text:p text:style-name="P8"><text:span text:style-name="T4"><text:tab/></text:span>return x*x;</text:p>
      <text:p text:style-name="P8">}</text:p>
      <text:p text:style-name="P6"><text:span text:style-name="T3">int main() {</text:span></text:p>
      <text:p text:style-name="P8"><text:span text:style-name="T4"><text:tab/></text:span>return square(1234);</text:p>
      <text:p text:style-name="P8">}</text:p>
      <text:p text:style-name="P9">א. קמפלו את התוכנית לקוד אסמבלי<text:span text:style-name="T6"> בעזרת ++clang או ++g.</text:span> וודאו שאתם מבינים את הקוד (בגדול)<text:span text:style-name="T6">.</text:span></text:p>
      <text:p text:style-name="P9">ב. הוסיפו inline לפונקציה square וקמפלו שוב. מה ההבדלים בקוד האסמבלי שהתקבל?<text:span text:style-name="T7"> </text:span></text:p>
      <text:p text:style-name="P9">ג. <text:span text:style-name="T5">חזרו על סעיפים א ו-ב, הפעם העבירו לקומפיילר את הדגל O2-. מה ההבדלים הפעם?</text:span></text:p>
      <text:p text:style-name="P10">ד. נסו לשנות את התוכנית כך שההבדלים בין הקוד עם ובלי inline יהיו משמעותיים יותר. מה מסקנתכם?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09:18:23.891332578</dc:date>
    <meta:editing-duration>P7DT12H35M</meta:editing-duration>
    <meta:editing-cycles>767</meta:editing-cycles>
    <meta:document-statistic meta:table-count="0" meta:image-count="0" meta:object-count="0" meta:page-count="1" meta:paragraph-count="15" meta:word-count="88" meta:character-count="466" meta:non-whitespace-character-count="390"/>
  </office:meta>
</office:document-meta>
</file>